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F6000000729C1789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3" style:family="table">
      <style:table-properties style:width="17.507cm" fo:margin-left="0.007cm" table:align="left" style:writing-mode="lr-tb"/>
    </style:style>
    <style:style style:name="Tabla3.A" style:family="table-column">
      <style:table-column-properties style:column-width="3.683cm"/>
    </style:style>
    <style:style style:name="Tabla3.B" style:family="table-column">
      <style:table-column-properties style:column-width="3.637cm"/>
    </style:style>
    <style:style style:name="Tabla3.C" style:family="table-column">
      <style:table-column-properties style:column-width="3.286cm"/>
    </style:style>
    <style:style style:name="Tabla3.D" style:family="table-column">
      <style:table-column-properties style:column-width="3.395cm"/>
    </style:style>
    <style:style style:name="Tabla3.E" style:family="table-column">
      <style:table-column-properties style:column-width="3.505cm"/>
    </style:style>
    <style:style style:name="Tabla3.1" style:family="table-row">
      <style:table-row-properties style:min-row-height="1.94cm" style:keep-together="true" fo:keep-together="auto"/>
    </style:style>
    <style:style style:name="Tabla3.A1" style:family="table-cell">
      <style:table-cell-properties style:vertical-align="top" fo:padding-left="0.123cm" fo:padding-right="0.123cm" fo:padding-top="0cm" fo:padding-bottom="0cm" fo:border="none" style:writing-mode="lr-tb"/>
    </style:style>
    <style:style style:name="Tabla3.D1" style:family="table-cell">
      <style:table-cell-properties style:vertical-align="bottom" fo:padding-left="0.123cm" fo:padding-right="0.123cm" fo:padding-top="0cm" fo:padding-bottom="0cm" fo:border="none" style:writing-mode="lr-tb"/>
    </style:style>
    <style:style style:name="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P2" style:family="paragraph" style:parent-style-name="Text_20_body">
      <style:paragraph-properties fo:margin-left="0cm" fo:margin-right="0cm" fo:text-align="justify" style:justify-single-word="false" fo:text-indent="0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Footer">
      <style:paragraph-properties fo:text-align="center" style:justify-single-word="false"/>
      <style:text-properties style:font-name="ae-granada" fo:font-size="6pt" style:font-size-asian="6pt" style:font-size-complex="6pt"/>
    </style:style>
    <style:style style:name="P4" style:family="paragraph" style:parent-style-name="Standard">
      <style:paragraph-properties fo:text-align="center" style:justify-single-word="false"/>
      <style:text-properties style:font-name="ae-granada" fo:font-size="10pt" fo:font-weight="bold" style:font-size-asian="10pt" style:font-weight-asian="bold" style:font-name-complex="Arial" style:font-size-complex="10pt"/>
    </style:style>
    <style:style style:name="P5" style:family="paragraph" style:parent-style-name="Standard">
      <style:paragraph-properties fo:text-align="start" style:justify-single-word="false"/>
      <style:text-properties style:font-name="ae-granada" fo:font-size="10pt" fo:font-weight="bold" style:font-size-asian="10pt" style:font-weight-asian="bold" style:font-name-complex="Arial" style:font-size-complex="10pt"/>
    </style:style>
    <style:style style:name="P6" style:family="paragraph" style:parent-style-name="Standard">
      <style:paragraph-properties fo:line-height="100%" fo:text-align="justify" style:justify-single-word="false" style:snap-to-layout-grid="false"/>
      <style:text-properties style:font-name="ae-granada" fo:font-size="10pt" fo:font-weight="normal" style:font-size-asian="10pt" style:font-weight-asian="normal" style:font-name-complex="Arial" style:font-size-complex="10pt" style:font-weight-complex="normal"/>
    </style:style>
    <style:style style:name="P7" style:family="paragraph" style:parent-style-name="Standard">
      <style:paragraph-properties fo:text-align="center" style:justify-single-word="false" fo:orphans="2" fo:widows="2" fo:hyphenation-ladder-count="no-limit"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8"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P9"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emphasize="none"/>
    </style:style>
    <style:style style:name="P10" style:family="paragraph" style:parent-style-name="Standard">
      <style:paragraph-properties fo:margin-top="0cm" fo:margin-bottom="0cm" fo:line-height="100%" fo:text-align="justify" style:justify-single-word="false"/>
      <style:text-properties fo:color="#000000" style:font-name="ae-granada" fo:font-size="10pt" fo:font-weight="normal" style:font-name-asian="ae-granada" style:font-size-asian="10pt" style:font-weight-asian="normal" style:font-name-complex="Arial" style:font-size-complex="10pt" style:font-weight-complex="normal"/>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5pt" fo:language="es" fo:country="VE" fo:font-style="normal" fo:text-shadow="none" style:text-underline-style="none" fo:font-weight="normal" fo:background-color="transparent"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P13" style:family="paragraph" style:parent-style-name="Standard">
      <style:paragraph-properties fo:margin-top="0cm" fo:margin-bottom="0cm" fo:line-height="100%" fo:text-align="justify" style:justify-single-word="false" fo:orphans="2" fo:widows="2" fo:hyphenation-ladder-count="no-limit" style:writing-mode="lr-tb"/>
      <style:text-properties style:font-name="ae-granada" fo:font-size="10pt" fo:font-weight="bold" style:font-size-asian="10pt" style:font-weight-asian="bold" style:font-name-complex="Arial" style:font-size-complex="10pt" style:font-weight-complex="bold" fo:hyphenate="false" fo:hyphenation-remain-char-count="2" fo:hyphenation-push-char-count="2"/>
    </style:style>
    <style:style style:name="P14" style:family="paragraph" style:parent-style-name="Standard">
      <style:paragraph-properties fo:margin-top="0cm" fo:margin-bottom="0cm" fo:line-height="100%" fo:text-align="justify" style:justify-single-word="false" fo:orphans="2" fo:widows="2" fo:hyphenation-ladder-count="no-limit" style:writing-mode="lr-tb"/>
      <style:text-properties style:font-name="ae-granada" fo:font-size="10pt" fo:font-weight="bold" style:font-size-asian="10pt" style:font-weight-asian="bold" style:font-name-complex="Arial" style:font-size-complex="10pt" fo:hyphenate="false" fo:hyphenation-remain-char-count="2" fo:hyphenation-push-char-count="2"/>
    </style:style>
    <style:style style:name="P15" style:family="paragraph" style:parent-style-name="Standard">
      <style:paragraph-properties fo:margin-top="0cm" fo:margin-bottom="0cm" fo:line-height="100%" fo:text-align="justify" style:justify-single-word="false" fo:background-color="transparent">
        <style:background-image/>
      </style:paragraph-properties>
    </style:style>
    <style:style style:name="P16" style:family="paragraph" style:parent-style-name="Text_20_body">
      <style:paragraph-properties fo:margin-left="0cm" fo:margin-right="0cm" fo:text-indent="-0.026cm" style:auto-text-indent="false">
        <style:tab-stops/>
      </style:paragraph-properties>
      <style:text-properties style:font-name="ae-granada" fo:font-size="10pt" style:font-size-asian="10pt" style:font-size-complex="10pt"/>
    </style:style>
    <style:style style:name="P17" style:family="paragraph" style:parent-style-name="Text_20_body">
      <style:paragraph-properties fo:margin-left="0cm" fo:margin-right="0cm" fo:text-align="justify" style:justify-single-word="false" fo:text-indent="-0.026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margin-left="0cm" fo:margin-right="0cm" fo:text-indent="-0.026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WW-Texto_20_independiente_20_3">
      <style:text-properties style:font-name="ae-granada" fo:font-size="10pt" fo:language="es" fo:country="ES" style:font-size-asian="10pt" style:font-size-complex="10pt"/>
    </style:style>
    <style:style style:name="P20" style:family="paragraph" style:parent-style-name="Table_20_Contents">
      <style:paragraph-properties fo:line-height="100%" fo:text-align="center" style:justify-single-word="false" style:snap-to-layout-grid="false"/>
      <style:text-properties style:font-name="ae-granada" fo:font-size="10pt" fo:font-weight="normal" style:font-size-asian="10pt" style:font-weight-asian="normal" style:font-name-complex="Arial" style:font-size-complex="10pt" style:font-weight-complex="normal"/>
    </style:style>
    <style:style style:name="P21" style:family="paragraph" style:parent-style-name="Text_20_body">
      <style:paragraph-properties fo:margin-left="-0.026cm" fo:margin-right="0cm" fo:text-indent="0cm" style:auto-text-indent="false">
        <style:tab-stops/>
      </style:paragraph-properties>
      <style:text-properties style:font-name="ae-granada"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list-style-name="L1">
      <style:paragraph-properties fo:margin-top="0cm" fo:margin-bottom="0cm" fo:line-height="100%" fo:text-align="justify" style:justify-single-word="false"/>
      <style:text-properties fo:color="#000000" style:font-name="ae-granada" fo:font-size="10pt" fo:font-weight="normal" style:font-name-asian="ae-granada" style:font-size-asian="10pt" style:font-weight-asian="normal" style:font-name-complex="Arial" style:font-size-complex="10pt" style:font-weight-complex="normal"/>
    </style:style>
    <style:style style:name="P23" style:family="paragraph" style:parent-style-name="Heading_20_1">
      <style:paragraph-properties fo:text-align="center" style:justify-single-word="false"/>
      <style:text-properties style:font-name="ae-granada" fo:font-size="10pt" fo:font-weight="bold" style:font-size-asian="10pt" style:font-weight-asian="bold" style:font-name-complex="Arial" style:font-size-complex="10pt"/>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3"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4" style:family="text">
      <style:text-properties fo:font-variant="normal" fo:text-transform="none" fo:color="#000000" style:text-outline="false" style:text-line-through-style="none" style:font-name="ae-granada" fo:font-size="10pt" fo:letter-spacing="normal" fo:language="es" fo:country="VE"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5"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bol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T6"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T7"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normal" fo:background-color="transparent" style:font-name-asian="ae-granada" style:font-size-asian="10pt" style:language-asian="es" style:country-asian="ES" style:font-style-asian="normal" style:font-weight-asian="normal" style:font-name-complex="Arial" style:font-size-complex="10pt" style:language-complex="es" style:country-complex="ES" style:font-style-complex="normal" style:font-weight-complex="normal" style:text-emphasize="none"/>
    </style:style>
    <style:style style:name="T8" style:family="text">
      <style:text-properties fo:font-variant="normal" fo:text-transform="none" fo:color="#000000" style:text-outline="false" style:text-line-through-style="none" style:font-name="ae-granada" fo:font-size="10pt" fo:letter-spacing="normal" fo:language="es" fo:country="CR" fo:font-style="normal" fo:text-shadow="none" style:text-underline-style="none" fo:font-weight="normal" fo:background-color="transparent" style:font-name-asian="ae-granada" style:font-size-asian="10pt" style:language-asian="es" style:country-asian="VE" style:font-style-asian="normal" style:font-weight-asian="normal" style:font-name-complex="Arial" style:font-size-complex="10pt" style:language-complex="ar" style:country-complex="SA" style:font-style-complex="normal" style:font-weight-complex="normal" style:text-emphasize="none"/>
    </style:style>
    <style:style style:name="T9" style:family="text">
      <style:text-properties fo:font-variant="normal" fo:text-transform="none" fo:color="#000000" style:text-outline="false" style:text-line-through-style="none" style:font-name="ae-granada" fo:font-size="10pt" fo:letter-spacing="normal" fo:language="es" fo:country="MX" fo:font-style="normal" fo:text-shadow="none" style:text-underline-style="none" fo:font-weight="normal" fo:background-color="transparent" style:font-name-asian="ae-granada" style:font-size-asian="10pt" style:language-asian="es" style:country-asian="VE" style:font-style-asian="normal" style:font-weight-asian="normal" style:font-name-complex="Arial" style:font-size-complex="10pt" style:language-complex="ar" style:country-complex="SA" style:font-style-complex="normal" style:font-weight-complex="normal" style:text-emphasize="none"/>
    </style:style>
    <style:style style:name="T10" style:family="text">
      <style:text-properties fo:font-variant="normal" fo:text-transform="none" fo:color="#000000" style:font-name="ae-granada" fo:font-size="10pt" fo:letter-spacing="normal" fo:language="es" fo:country="CR" fo:background-color="transparent" style:font-size-asian="10pt" style:font-size-complex="10pt"/>
    </style:style>
    <style:style style:name="T11" style:family="text">
      <style:text-properties fo:font-variant="normal" fo:text-transform="none" fo:color="#000000" style:font-name="ae-granada" fo:font-size="10pt" fo:letter-spacing="normal" fo:language="es" fo:country="CR" fo:font-weight="bold" fo:background-color="transparent" style:font-size-asian="10pt" style:font-weight-asian="bold" style:font-size-complex="10pt" style:font-weight-complex="bold"/>
    </style:style>
    <style:style style:name="T12" style:family="text">
      <style:text-properties fo:font-variant="normal" fo:text-transform="none" fo:color="#000000" style:font-name="ae-granada" fo:font-size="10.5pt" fo:letter-spacing="normal" fo:language="es" fo:country="CR" fo:font-weight="bold" fo:background-color="transparent" style:font-size-asian="10.5pt" style:font-weight-asian="bold" style:font-size-complex="10.5pt" style:font-weight-complex="bold"/>
    </style:style>
    <style:style style:name="T13" style:family="text">
      <style:text-properties fo:font-variant="normal" fo:text-transform="none" fo:color="#000000" fo:letter-spacing="normal" fo:language="es" fo:country="CR" fo:background-color="transparent"/>
    </style:style>
    <style:style style:name="T14" style:family="text">
      <style:text-properties fo:font-variant="normal" fo:text-transform="none" fo:letter-spacing="normal" fo:language="es" fo:country="CR"/>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color="#000000" style:text-outline="false" style:text-line-through-style="none" style:font-name="ae-granada" fo:font-size="10pt" fo:language="es" fo:country="VE" fo:font-style="normal" fo:text-shadow="none" style:text-underline-style="none" fo:font-weight="normal"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REUNIÓN Nº E- 02-2013 II EXTRAORDINARIA</text:p>
      <text:p text:style-name="P4">CONSEJO DIRECTIVO DE LA FUNDACIÓN CENDITEL</text:p>
      <text:p text:style-name="P4">25 DE MARZO 2013</text:p>
      <text:h text:style-name="P23" text:outline-level="1"/>
      <text:p text:style-name="P4"/>
      <text:p text:style-name="P4"/>
      <text:h text:style-name="P23" text:outline-level="1">AGENDA</text:h>
      <text:p text:style-name="P5"/>
      <text:p text:style-name="P5"/>
      <text:p text:style-name="P5">Lugar: <text:s/><text:tab/><text:span text:style-name="T1">CENDITEL</text:span></text:p>
      <text:p text:style-name="P19">Hora: <text:tab/><text:tab/><text:span text:style-name="T1">9:50 a.m</text:span></text:p>
      <text:p text:style-name="P16"><text:span text:style-name="T16">Fecha:</text:span> <text:span text:style-name="T15"><text:s/><text:tab/>25/03/2013</text:span></text:p>
      <text:p text:style-name="P18"/>
      <text:p text:style-name="P21"/>
      <text:p text:style-name="P2"/>
      <text:p text:style-name="P9">i.- <text:tab/>Consideración de la Agenda.</text:p>
      <text:p text:style-name="P8"/>
      <text:p text:style-name="P8"><text:span text:style-name="T16">1.- <text:s/><text:tab/>INFORMACION DE PRESIDENCIA</text:span>.</text:p>
      <text:p text:style-name="P11"><text:span text:style-name="Fuente_20_de_20_párrafo_20_predeter."><text:span text:style-name="T2"><text:tab/></text:span></text:span><text:span text:style-name="Fuente_20_de_20_párrafo_20_predeter."><text:span text:style-name="T6">1</text:span></text:span><text:span text:style-name="Fuente_20_de_20_párrafo_20_predeter."><text:span text:style-name="T3">.2.- </text:span></text:span><text:span text:style-name="Fuente_20_de_20_párrafo_20_predeter."><text:span text:style-name="T10"><text:s/>Solicitud de autorización para la designación de la Licenciada Yuleici Verdi como <text:tab/>Directora Ejecutiva de la Fundación Cenditel en calidad de “Encargada” por un período de ciento <text:tab/>ochenta (180) días. (Punto diferido)</text:span></text:span></text:p>
      <text:p text:style-name="P11"><text:span text:style-name="Fuente_20_de_20_párrafo_20_predeter."><text:span text:style-name="T10"/></text:span></text:p>
      <text:p text:style-name="P11"><text:span text:style-name="Fuente_20_de_20_párrafo_20_predeter."><text:span text:style-name="T13"><text:tab/></text:span></text:span><text:span text:style-name="Fuente_20_de_20_párrafo_20_predeter."><text:span text:style-name="T10">1.3.- Solicitud de autorización para el nombramiento de los directores de los procesos de <text:s text:c="11"/><text:tab/>Apropiación de la Tecnología Libre, Investigación en Tecnologías Libres y Desarrollo de <text:s text:c="269"/><text:tab/>Tecnologías Libres. (Punto diferido)</text:span></text:span></text:p>
      <text:p text:style-name="P11"><text:span text:style-name="Fuente_20_de_20_párrafo_20_predeter."><text:span text:style-name="T10"/></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3"><text:span text:style-name="Fuente_20_de_20_párrafo_20_predeter."><text:span text:style-name="T13"/></text:span></text:p>
      <text:p text:style-name="P14"/>
      <text:h text:style-name="P23" text:outline-level="1"/>
      <text:p text:style-name="P4"/>
      <text:h text:style-name="P23" text:outline-level="1"><text:soft-page-break/></text:h>
      <text:h text:style-name="P23" text:outline-level="1"/>
      <text:h text:style-name="P23" text:outline-level="1">DESARROLLO DE LA AGENDA</text:h>
      <text:p text:style-name="P5"/>
      <text:p text:style-name="P5">Lugar: <text:s/><text:tab/><text:span text:style-name="T1">CENDITEL</text:span></text:p>
      <text:p text:style-name="P19">Hora: <text:tab/><text:tab/><text:span text:style-name="T1">9:50 a.m</text:span></text:p>
      <text:p text:style-name="P16"><text:span text:style-name="T16">Fecha:</text:span> <text:span text:style-name="T15"><text:s/><text:tab/>25/03/2013</text:span></text:p>
      <text:p text:style-name="P18"/>
      <text:p text:style-name="P17"><text:span text:style-name="T16">Asistentes: </text:span>Alejandro Ochoa, Jerson Zambrano, Juan Pablo Buenaño, José Sosa (vía vídeo-conferencia), Dora Serpa, y José Joaquín Contreras.</text:p>
      <text:p text:style-name="P17"/>
      <text:p text:style-name="P9">i.- <text:tab/>Consideración de la Agenda.</text:p>
      <text:p text:style-name="P12">El Presidente de la Fundación Cenditel, dio inicio a la reunión del Consejo Directivo, para discutir los puntos 1.2. y 1.3 de la agenda N° E-01-2013, I Extraordinaria de fecha 18 de marzo de 2013, los cuales fueron diferidos en la reunión anterior.</text:p>
      <text:p text:style-name="P12"><text:span text:style-name="T16">Decisión: </text:span>Los miembros del Consejo Directivo aprobaron la agenda respectiva.</text:p>
      <text:p text:style-name="P12"/>
      <text:p text:style-name="P11"><text:span text:style-name="Fuente_20_de_20_párrafo_20_predeter."><text:span text:style-name="T5">1</text:span></text:span><text:span text:style-name="Fuente_20_de_20_párrafo_20_predeter."><text:span text:style-name="T4">.2.- </text:span></text:span><text:span text:style-name="Fuente_20_de_20_párrafo_20_predeter."><text:span text:style-name="T11"><text:s/><text:tab/>Solicitud de autorización para la designación de la Licenciada Yuleici Verdi como Directora Ejecutiva de la Fundación Cenditel en calidad de “Encargada” por un período de ciento ochenta (180) días.</text:span></text:span></text:p>
      <text:p text:style-name="P12"><text:span text:style-name="Fuente_20_de_20_párrafo_20_predeter."><text:span text:style-name="T11"/></text:span></text:p>
      <text:p text:style-name="P11"><text:span text:style-name="Fuente_20_de_20_párrafo_20_predeter."><text:span text:style-name="T12">1.3.- <text:tab/>Solicitud de autorización para el nombramiento de los directores de los procesos de Apropiación de la Tecnología Libre, Investigación en Tecnologías Libres y Desarrollo de <text:s text:c="268"/>Tecnologías Libres. </text:span></text:span></text:p>
      <text:p text:style-name="P11"><text:span text:style-name="Fuente_20_de_20_párrafo_20_predeter."><text:span text:style-name="T12"/></text:span></text:p>
      <text:p text:style-name="P15"><text:span text:style-name="T17">El Presidente de la Fundación CENDITEL ingeniero José Joaquín Contreras, hace una breve exposición sobre la propuesta de </text:span><text:span text:style-name="Fuente_20_de_20_párrafo_20_predeter."><text:span text:style-name="T6">nombramiento de </text:span></text:span><text:span text:style-name="Fuente_20_de_20_párrafo_20_predeter."><text:span text:style-name="T3">los cargos directivos de Cenditel en los siguientes procesos: </text:span></text:span><text:span text:style-name="Fuente_20_de_20_párrafo_20_predeter."><text:span text:style-name="T6"><text:s text:c="12"/>Apropiación de la Tecnología Libre, Investigación en Tecnologías Libres, Desarrollo de Tecnologías Libres, Dirección Ejecutiva y Consultoría Jurídica</text:span></text:span><text:span text:style-name="T17">. Dichos cargos fueron creados desde la fundación de CENDITEL <text:s/>(organigrama año 2006), éstos aún no se habían activado. Resaltó la importancia de que todos los proyectos de Cenditel incluyan procesos transversales de reflexión, investigación, desarrollo y apropiación. En los inicios de la institución, cada proyecto estaba integrado por miembros de cada área, lo que generó como problemas el que Cenditel no lograra encontrarse con los procesos de investigación que son propios de una institución de este tipo, se tiende a ir muy rápido al desarrollo. </text:span></text:p>
      <text:p text:style-name="P8"/>
      <text:p text:style-name="P8">Asimismo, los equipos de apropiación, aquellos de formación un poco más humanista, no han logrado comunicarse bien con los de desarrollo. Hay proyectos que tienden a ser más sociales y otros más técnicos. <text:s/>Se han presentado además, problemas de control, pues básicamente todos los equipos reportan al Presidente, y el Presidente no ha podido hacerle seguimiento cercano a todos los proyectos. Esta dificultad de ir al detalle de los mismos, ha generado ciertos problemas de interoperabilidad, repositorios que no se actualizan, lo que termina atentando contra uno de los puntos clave de Cenditel, como lo es la posibilidad de cultivar un desarrollo colaborativo. En este sentido, es necesario generar dinámicas que propicien ese desarrollo. </text:p>
      <text:p text:style-name="P8"/>
      <text:p text:style-name="P8">Para atender esta situación, se creó la figura de monitores de proyectos, cuyo fin es mantener informado al presidente sobre el desarrollo de los proyectos a su cargo, para el cual, atribuyó esta figura a cuatro de los trabajadores de Cenditel, quienes han venido ejerciendo liderazgo y coordinación de equipos en la institución. Sin embargo, debido al carácter no vinculante de esta figura, y pese a su liderazgo, se han dado <text:soft-page-break/>situaciones de desconocimiento de los monitores por parte del resto de los trabajadores de la institución, por lo que plantea que estos cuatro monitores ocupen los cargos de directores en los procesos de: <text:span text:style-name="Fuente_20_de_20_párrafo_20_predeter."><text:span text:style-name="T14"><text:s text:c="12"/>Apropiación de la Tecnología Libre (Santiago Roca), Desarrollo en Tecnologías Libres (Solazver Solé) Investigación de Tecnologías Libres, (Dhionel Díaz), Dirección Ejecutiva (Yuleici Verdi) y Consultoría Jurídica (Daysi Villasana)</text:span></text:span>. </text:p>
      <text:p text:style-name="P8"/>
      <text:p text:style-name="P8">Una vez finalizada la exposición por parte del Presidente de la Fundación CENDITEL, los consejeros presentes realizaron las siguientes observaciones:</text:p>
      <text:p text:style-name="P11"><text:span text:style-name="Fuente_20_de_20_párrafo_20_predeter."><text:span text:style-name="T2"/></text:span></text:p>
      <text:list xml:id="list8634151351" text:style-name="L1">
        <text:list-item>
          <text:p text:style-name="P22">Distribuir al personal que estará adscrito a cada Dirección. </text:p>
        </text:list-item>
        <text:list-item>
          <text:p text:style-name="P22">Crear una estructura que facilite el proceso para el cual se esta formando, que incluya modos de re-pensar la organización. Cómo sembrar esos espacios de conciencia y formación continua. Un proyecto interno de trabajo. Resolver el tema operativo sin dejar a un lado el tema conceptual. </text:p>
        </text:list-item>
        <text:list-item>
          <text:p text:style-name="P22">Los niveles de responsabilidades propuestos (Direcciones), no deberían ser designados de forma permanente, deben venir acompañadas de las capacidades organizativas para tomar el liderazgo del proyecto, reconocido desde el punto de vista salarial. </text:p>
        </text:list-item>
        <text:list-item>
          <text:p text:style-name="P22">Que el pago de primas sea asignado a quienes tengan no necesariamente cargos de personal sino roles de personal. </text:p>
        </text:list-item>
        <text:list-item>
          <text:p text:style-name="P22">El carácter temporal de la designación, debe manejarse con cuidado, porque para muchas personas, por muy claramente política que estén, la no renovación de su designación, podría ser considerada incluso como un despido indirecto.</text:p>
        </text:list-item>
        <text:list-item>
          <text:p text:style-name="P22">No es un tema de designación de directores, sino de tareas que vayan a realizar. Al momento de la evaluación de los directores, se deben tener las tareas asignadas, para poder comparar cómo ha sido su desempeño.</text:p>
          <text:p text:style-name="P22"/>
        </text:list-item>
      </text:list>
      <text:p text:style-name="P10"><text:span text:style-name="T16">Decisión: </text:span>Los miembros del Consejo Directivo, sometieron a votación los puntos 1.2 y 1.3 de la respectiva agenda, los cuales fueron aprobadas por mayoría simple, cinco (05) votos a favor de los consejeros Jerson Zambrano, Juan Pablo Buenaño, José Sosa, Dora Serpa y Jose Joaquín Contreras, y uno (01) en contra del profesor Alejandro Ochoa. La designación es de carácter temporal por ciento ochenta (180) días y cada director deberá presentar en la próxima reunión del Consejo Directivo, un plan de trabajo a realizar por cada dirección.</text:p>
      <text:p text:style-name="P10"/>
      <text:p text:style-name="P10">Ésta es una decisión pragmática, en función de la revisión de un nueva estructura organizacional, mucho más dinámica, que logre establecerse formalmente, entendida bajo un proceso de formación.</text:p>
      <text:p text:style-name="P10"/>
      <text:p text:style-name="P11"><text:span text:style-name="Fuente_20_de_20_párrafo_20_predeter."><text:span text:style-name="T7">En señal de conformidad firman los miembros del Consejo Directivo de la Fundación CENDITEL la presente acta, siendo <text:s/></text:span></text:span><text:span text:style-name="Fuente_20_de_20_párrafo_20_predeter."><text:span text:style-name="T8">las 11:47 am.</text:span></text:span></text:p>
      <text:p text:style-name="P11"><text:span text:style-name="Fuente_20_de_20_párrafo_20_predeter."><text:span text:style-name="T9"/></text:span></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20"/>
            <text:p text:style-name="P20"/>
            <text:p text:style-name="P20"/>
            <text:p text:style-name="P20"/>
            <text:p text:style-name="P20"/>
            <text:p text:style-name="P20">José J. Contreras</text:p>
          </table:table-cell>
          <table:table-cell table:style-name="Tabla3.A1" office:value-type="string">
            <text:p text:style-name="P20"/>
            <text:p text:style-name="P20"/>
            <text:p text:style-name="P20"/>
            <text:p text:style-name="P20"/>
            <text:p text:style-name="P20"/>
            <text:p text:style-name="P20">Alejandro Ochoa</text:p>
          </table:table-cell>
          <table:table-cell table:style-name="Tabla3.A1" office:value-type="string">
            <text:p text:style-name="P20"/>
            <text:p text:style-name="P20"/>
            <text:p text:style-name="P20"/>
            <text:p text:style-name="P20"/>
            <text:p text:style-name="P20"/>
            <text:p text:style-name="P6">Jerson Zambrano</text:p>
          </table:table-cell>
          <table:table-cell table:style-name="Tabla3.D1" office:value-type="string">
            <text:p text:style-name="P20">José Sosa</text:p>
          </table:table-cell>
          <table:table-cell table:style-name="Tabla3.D1" office:value-type="string">
            <text:p text:style-name="P20">Dora Olga Serpa</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ae-granada" svg:font-family="ae-granada"/>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align="center" style:justify-single-word="false" fo:text-indent="0cm" style:auto-text-indent="false" style:page-number="auto" fo:background-color="transparent">
        <style:tab-stops/>
        <style:background-image/>
      </style:paragraph-properties>
      <style:text-properties style:font-name="Arial1" fo:font-size="79%" fo:font-style="normal" fo:font-weight="bold" style:font-size-asian="85%" style:font-style-asian="italic" style:font-weight-asian="normal" style:font-size-complex="85%" style:font-style-complex="italic" style:font-weight-complex="normal"/>
    </style:style>
    <style:style style:name="Numbering_20_1" style:display-name="Numbering 1" style:family="paragraph" style:parent-style-name="List" style:default-outline-level="1" style:list-style-name="List_20_1" style:class="lis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style:font-name="Arial2" fo:font-size="11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2pt" fo:language="es" fo:country="VE" fo:font-weight="normal" fo:background-color="transparen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text-align="end" style:justify-single-word="false" fo:text-indent="0cm" style:auto-text-indent="false" fo:keep-with-next="always"/>
      <style:text-properties fo:color="#000080" style:font-name="Arial" fo:font-size="8pt" fo:font-weight="bold" style:font-size-asian="8pt" style:font-weight-asian="bold"/>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MP2" style:family="paragraph" style:parent-style-name="Footer">
      <style:paragraph-properties fo:text-align="center" style:justify-single-word="false"/>
      <style:text-properties style:font-name="ae-granada"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101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svg:height="1.332cm" fo:margin-left="0cm" fo:margin-right="0cm" fo:margin-bottom="0.499cm"/>
      </style:header-style>
      <style:footer-style>
        <style:header-footer-properties svg:height="1.789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paragraph" svg:x="0.074cm" svg:y="-0.249cm" svg:width="17.441cm" svg:height="0.702cm" draw:z-index="2"><draw:image xlink:href="Pictures/10000000000009F6000000729C17892D.png" xlink:type="simple" xlink:show="embed" xlink:actuate="onLoad"/></draw:frame></text:p>
        <text:p text:style-name="MP1"/>
      </style:header>
      <style:footer>
        <text:p text:style-name="MP2">FUNDACIÓN CENTRO NACIONAL DE DESARROLLO E INVESTIGACIÓN EN TECNOLOGÍAS LIBRES (CENDITEL) Avenida Alberto Carnevali, vía La Hechicera, Edificio CENDITEL. Teléfono: (0274)6574336-8084938. Apartado Postal: 078. Código Postal: 5101A. RIF: G-20007349-7. </text:p>
        <text:p text:style-name="MP2">Mérida-Venezuel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Quintero</meta:initial-creator>
    <meta:creation-date>2011-03-21T14:19:25</meta:creation-date>
    <meta:print-date>2013-04-18T09:11:02</meta:print-date>
    <dc:date>2013-05-15T15:50:58</dc:date>
    <meta:editing-duration>P4DT16H38M15S</meta:editing-duration>
    <meta:editing-cycles>244</meta:editing-cycles>
    <meta:generator>LibreOffice/3.3$Linux LibreOffice_project/330m19$Build-8</meta:generator>
    <meta:document-statistic meta:table-count="1" meta:image-count="1" meta:object-count="0" meta:page-count="3" meta:paragraph-count="41" meta:word-count="1004" meta:character-count="7211"/>
  </office:meta>
</office:document-meta>
</file>